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NotationHolderEx.check( String v , SchemaType s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Notation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NotationHolderEx.JavaNotation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Notation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Notation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NotationHolderEx.set_notat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